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4">
      <style:graphic-properties draw:fill="none" draw:stroke="solid" svg:stroke-width="0.00694in" svg:stroke-color="#4472c4" svg:stroke-opacity="100%" draw:stroke-linejoin="miter" svg:stroke-linecap="butt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4.69816in" svg:y="2.76575in" svg:width="3.93701in" svg:height="1.9685in" draw:id="id63" draw:style-name="a383" draw:name="Rectangle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27222in" svg:y1="3.69444in" svg:x2="9.27222in" svg:y2="3.69444in" draw:id="id64" draw:style-name="a384" draw:name="Straight Connector 5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atthew DAVID</meta:initial-creator>
    <dc:creator>Matthew DAVID</dc:creator>
    <meta:creation-date>2022-10-20T13:09:51Z</meta:creation-date>
    <dc:date>2022-10-20T13:11:39Z</dc:date>
    <meta:editing-cycles>1</meta:editing-cycles>
    <meta:editing-duration>PT108S</meta:editing-duration>
    <meta:document-statistic meta:paragraph-count="0" meta:word-count="0"/>
  </office:meta>
</office:document-meta>
</file>